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Pictures/100000000000042200000253C80BFE8712ED31F2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3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46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521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style:font-name="Liberation Sans Narrow" fo:font-size="36pt" style:font-size-asian="36pt" style:font-size-complex="3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text-align="center" style:text-autospace="none"/>
      <style:text-properties style:font-name="Liberation Sans Narrow" fo:font-size="36pt" style:font-size-asian="36pt" style:font-size-complex="36pt"/>
    </style:style>
    <style:style style:name="P7" style:family="paragraph">
      <loext:graphic-properties draw:fill="none" draw:fill-color="#ffffff"/>
      <style:paragraph-properties fo:text-align="center" style:text-autospace="none"/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fo:margin-left="1.27cm" fo:margin-right="0cm" fo:margin-top="0cm" fo:margin-bottom="0cm" fo:text-align="center" fo:text-indent="-1.27cm" style:text-autospace="none"/>
      <style:text-properties fo:font-size="32pt"/>
    </style:style>
    <style:style style:name="P9" style:family="paragraph">
      <style:paragraph-properties fo:margin-left="0cm" fo:margin-right="0cm" fo:margin-top="0cm" fo:margin-bottom="0cm" fo:text-align="center" fo:text-indent="0cm" style:text-autospace="none"/>
      <style:text-properties fo:font-size="32pt"/>
    </style:style>
    <style:style style:name="P10" style:family="paragraph">
      <style:paragraph-properties fo:margin-left="0cm" fo:margin-right="0cm" fo:margin-top="0cm" fo:margin-bottom="0cm" fo:text-indent="0cm" style:text-autospace="none"/>
      <style:text-properties fo:font-size="32pt"/>
    </style:style>
    <style:style style:name="P11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3" style:font-size-asian="28pt" style:font-weight-asian="normal" style:font-name-complex="Segoe UI3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3" style:font-size-asian="32pt" style:font-style-asian="normal" style:font-weight-asian="bold" style:font-name-complex="Segoe UI3" style:font-size-complex="32pt" style:font-style-complex="normal" style:font-weight-complex="bold"/>
    </style:style>
    <style:style style:name="T3" style:family="text">
      <style:text-properties fo:color="#000000" style:font-name="Liberation Sans Narrow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 Narrow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 Narrow" fo:font-size="33pt" fo:font-style="normal" fo:text-shadow="none" style:text-underline-style="none" fo:font-weight="bold" style:letter-kerning="true" style:font-name-asian="Microsoft YaHei" style:font-size-asian="33pt" style:font-style-asian="normal" style:font-weight-asian="bold" style:font-name-complex="Mangal" style:font-size-complex="33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908cm" svg:height="3.063cm" svg:x="1.016cm" svg:y="0.762cm">
          <draw:text-box>
            <text:p text:style-name="P1"><text:span text:style-name="T1">HYMN #718</text:span></text:p>
            <text:p text:style-name="P1"><text:span text:style-name="T2">“</text:span><text:span text:style-name="T2">Jesus, Lead Thou On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5.146cm" svg:height="7.011cm" svg:x="1.293cm" svg:y="0.899cm">
          <draw:text-box>
            <text:p text:style-name="P4"><text:span text:style-name="T3">1. Jesus, lead Thou on <text:s/>Till our rest is won;</text:span><text:span text:style-name="T3"><text:line-break/></text:span><text:span text:style-name="T3">And although the way be cheerless,</text:span><text:span text:style-name="T3"><text:line-break/></text:span><text:span text:style-name="T3">We will follow calm and fearless.</text:span><text:span text:style-name="T3"><text:line-break/></text:span><text:span text:style-name="T3">Guide us by Thy hand <text:s/>To our fatherla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7" draw:layer="layout" svg:width="25.908cm" svg:height="7.552cm" svg:x="1.016cm" svg:y="0.83cm">
          <draw:text-box>
            <text:p text:style-name="P6"><text:span text:style-name="T4">2. If the way be drear, <text:s/>If the foe be near,</text:span><text:span text:style-name="T4"><text:line-break/></text:span><text:span text:style-name="T4">Let not faithless fears o’ertake us;</text:span><text:span text:style-name="T4"><text:line-break/></text:span><text:span text:style-name="T4">Let not faith and hope forsake us;</text:span><text:span text:style-name="T4"><text:line-break/></text:span><text:span text:style-name="T4">For through many_a woe <text:s/>To our home we go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5" draw:text-style-name="P7" draw:layer="layout" svg:width="25.908cm" svg:height="6.718cm" svg:x="0.993cm" svg:y="0.902cm">
          <draw:text-box>
            <text:p text:style-name="P6"><text:span text:style-name="T4">3. When we seek relief <text:s/>From a long-felt grief,</text:span><text:span text:style-name="T4"><text:line-break/></text:span><text:span text:style-name="T4"> <text:s text:c="6"/>When temptations come alluring,</text:span><text:span text:style-name="T4"><text:line-break/></text:span><text:span text:style-name="T4"> <text:s text:c="9"/>Make us patient and enduring.</text:span><text:span text:style-name="T4"><text:line-break/></text:span><text:span text:style-name="T4"> <text:s/></text:span><text:span text:style-name="T5"><text:s/>Show us that bright shore <text:s/>Where we weep no mo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6" draw:text-style-name="P11" draw:layer="layout" svg:width="25.908cm" svg:height="10.771cm" svg:x="1.016cm" svg:y="0.742cm">
          <draw:text-box>
            <text:p text:style-name="P8"><text:span text:style-name="T4">4. Jesus, lead Thou on <text:s/>Till our rest is won.</text:span></text:p>
            <text:p text:style-name="P8"><text:span text:style-name="T4">Heav’nly leader, still direct us,</text:span></text:p>
            <text:p text:style-name="P8"><text:span text:style-name="T4">Still support, console, protect us,</text:span></text:p>
            <text:p text:style-name="P9"><text:span text:style-name="T4">Till we safely stand <text:s/>In our fatherland.</text:span></text:p>
            <text:p text:style-name="P10"><text:span text:style-name="T6"/></text:p>
            <text:p text:style-name="P10"><text:span text:style-name="T6"/></text:p>
            <text:p text:style-name="P10"><text:span text:style-name="T6"/></text:p>
            <text:p text:style-name="P10"><text:span text:style-name="T6"><text:s text:c="12"/></text:span><text:span text:style-name="T6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D11AEC5C0EE96338.bmp" xlink:type="simple" xlink:show="embed" xlink:actuate="onLoad"/>
    <draw:fill-image draw:name="Bitmap_20_2" draw:display-name="Bitmap 2" xlink:href="Pictures/100000000000042200000253C80BFE8712ED31F2.jpg" xlink:type="simple" xlink:show="embed" xlink:actuate="onLoad"/>
    <draw:fill-image draw:name="Bitmap_20_3" draw:display-name="Bitmap 3" xlink:href="Pictures/100000000000042200000253C80BFE8712ED31F2.jpg" xlink:type="simple" xlink:show="embed" xlink:actuate="onLoad"/>
    <draw:fill-image draw:name="Bitmap_20_4" draw:display-name="Bitmap 4" xlink:href="Pictures/100000000000042200000253C80BFE8712ED31F2.jpg" xlink:type="simple" xlink:show="embed" xlink:actuate="onLoad"/>
    <draw:fill-image draw:name="Bitmap_20_5" draw:display-name="Bitmap 5" xlink:href="Pictures/100000000000042200000253C80BFE8712ED31F2.jpg" xlink:type="simple" xlink:show="embed" xlink:actuate="onLoad"/>
    <draw:fill-image draw:name="background" xlink:href="Pictures/100000000000042200000253C80BFE8712ED31F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0T12:35:46.106000000</meta:creation-date>
    <dc:title>Hymn template</dc:title>
    <meta:editing-duration>PT14M20S</meta:editing-duration>
    <meta:editing-cycles>9</meta:editing-cycles>
    <meta:generator>LibreOffice/6.1.5.2$Windows_X86_64 LibreOffice_project/90f8dcf33c87b3705e78202e3df5142b201bd805</meta:generator>
    <meta:initial-creator>Arthur Hoch</meta:initial-creator>
    <dc:date>2019-03-07T23:53:45.537000000</dc:date>
    <meta:document-statistic meta:object-count="36"/>
    <meta:template xlink:type="simple" xlink:actuate="onRequest" xlink:title="Hymn template" xlink:href="../../AppData/Roaming/LibreOffice/4/user/template/Worship%20Templsates/Hymn%20template.otp" meta:date="2015-02-20T12:35:45.825000000"/>
  </office:meta>
</office:document-meta>
</file>